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0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Água Rasa</text:p>
          </table:table-cell>
          <table:table-cell table:formula="of:=[.G1]/[.F1]" office:value-type="float" office:value="2.26636078241971" calcext:value-type="float">
            <text:p>2.266360782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141" calcext:value-type="float">
            <text:p>4.141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string" calcext:value-type="string">
            <text:p>Alto de Pinheiros</text:p>
          </table:table-cell>
          <table:table-cell table:formula="of:=[.G2]/[.F2]" office:value-type="float" office:value="1.91710052062475" calcext:value-type="float">
            <text:p>1.917100520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497" calcext:value-type="float">
            <text:p>2.497</text:p>
          </table:table-cell>
          <table:table-cell office:value-type="float" office:value="4.787" calcext:value-type="float">
            <text:p>4.787</text:p>
          </table:table-cell>
        </table:table-row>
        <table:table-row table:style-name="ro1">
          <table:table-cell office:value-type="string" calcext:value-type="string">
            <text:p>Anhanguera</text:p>
          </table:table-cell>
          <table:table-cell table:formula="of:=[.G3]/[.F3]" office:value-type="float" office:value="0.00853070175438596" calcext:value-type="float">
            <text:p>0.008530701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28" calcext:value-type="float">
            <text:p>228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string" calcext:value-type="string">
            <text:p>Aricanduva</text:p>
          </table:table-cell>
          <table:table-cell table:formula="of:=[.G4]/[.F4]" office:value-type="float" office:value="2.39969088098918" calcext:value-type="float">
            <text:p>2.399690881</text:p>
          </table:table-cell>
          <table:table-cell table:number-columns-repeated="2"/>
          <table:table-cell table:style-name="ce2"/>
          <table:table-cell office:value-type="float" office:value="3.235" calcext:value-type="float">
            <text:p>3.235</text:p>
          </table:table-cell>
          <table:table-cell office:value-type="float" office:value="7.763" calcext:value-type="float">
            <text:p>7.763</text:p>
          </table:table-cell>
        </table:table-row>
        <table:table-row table:style-name="ro1">
          <table:table-cell office:value-type="string" calcext:value-type="string">
            <text:p>Artur Alvim</text:p>
          </table:table-cell>
          <table:table-cell table:formula="of:=[.G5]/[.F5]" office:value-type="float" office:value="2.09590643274854" calcext:value-type="float">
            <text:p>2.095906432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71" calcext:value-type="float">
            <text:p>1.71</text:p>
          </table:table-cell>
          <table:table-cell office:value-type="float" office:value="3.584" calcext:value-type="float">
            <text:p>3.584</text:p>
          </table:table-cell>
        </table:table-row>
        <table:table-row table:style-name="ro1">
          <table:table-cell office:value-type="string" calcext:value-type="string">
            <text:p>Barra Funda</text:p>
          </table:table-cell>
          <table:table-cell table:formula="of:=[.G6]/[.F6]" office:value-type="float" office:value="2.01788079470199" calcext:value-type="float">
            <text:p>2.017880794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7.55" calcext:value-type="float">
            <text:p>7.55</text:p>
          </table:table-cell>
          <table:table-cell office:value-type="float" office:value="15.235" calcext:value-type="float">
            <text:p>15.235</text:p>
          </table:table-cell>
        </table:table-row>
        <table:table-row table:style-name="ro1">
          <table:table-cell office:value-type="string" calcext:value-type="string">
            <text:p>Bela Vista</text:p>
          </table:table-cell>
          <table:table-cell table:formula="of:=[.G7]/[.F7]" office:value-type="float" office:value="1.80106707317073" calcext:value-type="float">
            <text:p>1.801067073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.56" calcext:value-type="float">
            <text:p>6.56</text:p>
          </table:table-cell>
          <table:table-cell office:value-type="float" office:value="11.815" calcext:value-type="float">
            <text:p>11.815</text:p>
          </table:table-cell>
        </table:table-row>
        <table:table-row table:style-name="ro1">
          <table:table-cell office:value-type="string" calcext:value-type="string">
            <text:p>Belém</text:p>
          </table:table-cell>
          <table:table-cell table:formula="of:=[.G8]/[.F8]" office:value-type="float" office:value="1.78776665215498" calcext:value-type="float">
            <text:p>1.787766652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594" calcext:value-type="float">
            <text:p>4.594</text:p>
          </table:table-cell>
          <table:table-cell office:value-type="float" office:value="8.213" calcext:value-type="float">
            <text:p>8.213</text:p>
          </table:table-cell>
        </table:table-row>
        <table:table-row table:style-name="ro1">
          <table:table-cell office:value-type="string" calcext:value-type="string">
            <text:p>Bom Retiro</text:p>
          </table:table-cell>
          <table:table-cell table:formula="of:=[.G9]/[.F9]" office:value-type="float" office:value="2.20585881222987" calcext:value-type="float">
            <text:p>2.205858812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.247" calcext:value-type="float">
            <text:p>6.247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Brás</text:p>
          </table:table-cell>
          <table:table-cell table:formula="of:=[.G10]/[.F10]" office:value-type="float" office:value="1.52676427298784" calcext:value-type="float">
            <text:p>1.52676427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2.909" calcext:value-type="float">
            <text:p>12.909</text:p>
          </table:table-cell>
          <table:table-cell office:value-type="float" office:value="19.709" calcext:value-type="float">
            <text:p>19.709</text:p>
          </table:table-cell>
        </table:table-row>
        <table:table-row table:style-name="ro1">
          <table:table-cell office:value-type="string" calcext:value-type="string">
            <text:p>Brasilândia</text:p>
          </table:table-cell>
          <table:table-cell table:formula="of:=[.G11]/[.F11]" office:value-type="float" office:value="1.97826086956522" calcext:value-type="float">
            <text:p>1.978260869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208" calcext:value-type="float">
            <text:p>2.208</text:p>
          </table:table-cell>
          <table:table-cell office:value-type="float" office:value="4.368" calcext:value-type="float">
            <text:p>4.368</text:p>
          </table:table-cell>
        </table:table-row>
        <table:table-row table:style-name="ro1">
          <table:table-cell office:value-type="string" calcext:value-type="string">
            <text:p>Butantã</text:p>
          </table:table-cell>
          <table:table-cell table:formula="of:=[.G12]/[.F12]" office:value-type="float" office:value="2.1248080719456" calcext:value-type="float">
            <text:p>2.124808071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559" calcext:value-type="float">
            <text:p>4.559</text:p>
          </table:table-cell>
          <table:table-cell office:value-type="float" office:value="9.687" calcext:value-type="float">
            <text:p>9.687</text:p>
          </table:table-cell>
        </table:table-row>
        <table:table-row table:style-name="ro1">
          <table:table-cell office:value-type="string" calcext:value-type="string">
            <text:p>Cachoeirinha</text:p>
          </table:table-cell>
          <table:table-cell table:formula="of:=[.G13]/[.F13]" office:value-type="float" office:value="1.66050143855323" calcext:value-type="float">
            <text:p>1.660501438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433" calcext:value-type="float">
            <text:p>2.433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Cambuci</text:p>
          </table:table-cell>
          <table:table-cell table:formula="of:=[.G14]/[.F14]" office:value-type="float" office:value="2.02591973244147" calcext:value-type="float">
            <text:p>2.025919732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588" calcext:value-type="float">
            <text:p>3.588</text:p>
          </table:table-cell>
          <table:table-cell office:value-type="float" office:value="7.269" calcext:value-type="float">
            <text:p>7.269</text:p>
          </table:table-cell>
        </table:table-row>
        <table:table-row table:style-name="ro1">
          <table:table-cell office:value-type="string" calcext:value-type="string">
            <text:p>Campo Belo</text:p>
          </table:table-cell>
          <table:table-cell table:formula="of:=[.G15]/[.F15]" office:value-type="float" office:value="1.62892783830728" calcext:value-type="float">
            <text:p>1.628927838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.333" calcext:value-type="float">
            <text:p>6.333</text:p>
          </table:table-cell>
          <table:table-cell office:value-type="float" office:value="10.316" calcext:value-type="float">
            <text:p>10.316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table:formula="of:=[.G16]/[.F16]" office:value-type="float" office:value="1.75502742230347" calcext:value-type="float">
            <text:p>1.755027422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0.94" calcext:value-type="float">
            <text:p>10.94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Campo Limpo</text:p>
          </table:table-cell>
          <table:table-cell table:formula="of:=[.G17]/[.F17]" office:value-type="float" office:value="2.42324649298597" calcext:value-type="float">
            <text:p>2.42324649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495" calcext:value-type="float">
            <text:p>2.495</text:p>
          </table:table-cell>
          <table:table-cell office:value-type="float" office:value="6.046" calcext:value-type="float">
            <text:p>6.046</text:p>
          </table:table-cell>
        </table:table-row>
        <table:table-row table:style-name="ro1">
          <table:table-cell office:value-type="string" calcext:value-type="string">
            <text:p>Cangaíba</text:p>
          </table:table-cell>
          <table:table-cell table:formula="of:=[.G18]/[.F18]" office:value-type="float" office:value="2.36511375947996" calcext:value-type="float">
            <text:p>2.365113759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846" calcext:value-type="float">
            <text:p>1.846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string" calcext:value-type="string">
            <text:p>Capão Redondo</text:p>
          </table:table-cell>
          <table:table-cell table:formula="of:=[.G19]/[.F19]" office:value-type="float" office:value="3.05429461504228" calcext:value-type="float">
            <text:p>3.05429461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247" calcext:value-type="float">
            <text:p>2.247</text:p>
          </table:table-cell>
          <table:table-cell office:value-type="float" office:value="6.863" calcext:value-type="float">
            <text:p>6.863</text:p>
          </table:table-cell>
        </table:table-row>
        <table:table-row table:style-name="ro1">
          <table:table-cell office:value-type="string" calcext:value-type="string">
            <text:p>Carrão</text:p>
          </table:table-cell>
          <table:table-cell table:formula="of:=[.G20]/[.F20]" office:value-type="float" office:value="1.83425680558901" calcext:value-type="float">
            <text:p>1.834256805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151" calcext:value-type="float">
            <text:p>4.151</text:p>
          </table:table-cell>
          <table:table-cell office:value-type="float" office:value="7.614" calcext:value-type="float">
            <text:p>7.614</text:p>
          </table:table-cell>
        </table:table-row>
        <table:table-row table:style-name="ro1">
          <table:table-cell office:value-type="string" calcext:value-type="string">
            <text:p>Casa Verde</text:p>
          </table:table-cell>
          <table:table-cell table:formula="of:=[.G21]/[.F21]" office:value-type="float" office:value="1.91607142857143" calcext:value-type="float">
            <text:p>1.916071428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.6" calcext:value-type="float">
            <text:p>5.6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string" calcext:value-type="string">
            <text:p>Cidade Ademar</text:p>
          </table:table-cell>
          <table:table-cell table:formula="of:=[.G22]/[.F22]" office:value-type="float" office:value="1.77292779196657" calcext:value-type="float">
            <text:p>1.77292779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307" calcext:value-type="float">
            <text:p>4.307</text:p>
          </table:table-cell>
          <table:table-cell office:value-type="float" office:value="7.636" calcext:value-type="float">
            <text:p>7.636</text:p>
          </table:table-cell>
        </table:table-row>
        <table:table-row table:style-name="ro1">
          <table:table-cell office:value-type="string" calcext:value-type="string">
            <text:p>Cidade Dutra</text:p>
          </table:table-cell>
          <table:table-cell table:formula="of:=[.G23]/[.F23]" office:value-type="float" office:value="1.91519607843137" calcext:value-type="float">
            <text:p>1.915196078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08" calcext:value-type="float">
            <text:p>4.08</text:p>
          </table:table-cell>
          <table:table-cell office:value-type="float" office:value="7.814" calcext:value-type="float">
            <text:p>7.814</text:p>
          </table:table-cell>
        </table:table-row>
        <table:table-row table:style-name="ro1">
          <table:table-cell office:value-type="string" calcext:value-type="string">
            <text:p>Cidade Líder</text:p>
          </table:table-cell>
          <table:table-cell table:formula="of:=[.G24]/[.F24]" office:value-type="float" office:value="1.503320279244" calcext:value-type="float">
            <text:p>1.503320279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.873" calcext:value-type="float">
            <text:p>5.873</text:p>
          </table:table-cell>
          <table:table-cell office:value-type="float" office:value="8.829" calcext:value-type="float">
            <text:p>8.829</text:p>
          </table:table-cell>
        </table:table-row>
        <table:table-row table:style-name="ro1">
          <table:table-cell office:value-type="string" calcext:value-type="string">
            <text:p>Cidade Tiradentes</text:p>
          </table:table-cell>
          <table:table-cell table:formula="of:=[.G25]/[.F25]" office:value-type="float" office:value="0.00366969147005445" calcext:value-type="float">
            <text:p>0.003669691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51" calcext:value-type="float">
            <text:p>551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string" calcext:value-type="string">
            <text:p>Consolação</text:p>
          </table:table-cell>
          <table:table-cell table:formula="of:=[.G26]/[.F26]" office:value-type="float" office:value="1.5690387337537" calcext:value-type="float">
            <text:p>1.569038733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7.771" calcext:value-type="float">
            <text:p>7.771</text:p>
          </table:table-cell>
          <table:table-cell office:value-type="float" office:value="12.193" calcext:value-type="float">
            <text:p>12.193</text:p>
          </table:table-cell>
        </table:table-row>
        <table:table-row table:style-name="ro1">
          <table:table-cell office:value-type="string" calcext:value-type="string">
            <text:p>Cursino</text:p>
          </table:table-cell>
          <table:table-cell table:formula="of:=[.G27]/[.F27]" office:value-type="float" office:value="1.51761667589006" calcext:value-type="float">
            <text:p>1.517616675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.421" calcext:value-type="float">
            <text:p>5.421</text:p>
          </table:table-cell>
          <table:table-cell office:value-type="float" office:value="8.227" calcext:value-type="float">
            <text:p>8.227</text:p>
          </table:table-cell>
        </table:table-row>
        <table:table-row table:style-name="ro1">
          <table:table-cell office:value-type="string" calcext:value-type="string">
            <text:p>Ermelino Matarazzo</text:p>
          </table:table-cell>
          <table:table-cell table:formula="of:=[.G28]/[.F28]" office:value-type="float" office:value="2.7679012345679" calcext:value-type="float">
            <text:p>2.767901234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62" calcext:value-type="float">
            <text:p>1.62</text:p>
          </table:table-cell>
          <table:table-cell office:value-type="float" office:value="4.484" calcext:value-type="float">
            <text:p>4.484</text:p>
          </table:table-cell>
        </table:table-row>
        <table:table-row table:style-name="ro1">
          <table:table-cell office:value-type="string" calcext:value-type="string">
            <text:p>Freguesia do Ó</text:p>
          </table:table-cell>
          <table:table-cell table:formula="of:=[.G29]/[.F29]" office:value-type="float" office:value="2.09838958746967" calcext:value-type="float">
            <text:p>2.098389587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533" calcext:value-type="float">
            <text:p>4.533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string" calcext:value-type="string">
            <text:p>Grajaú</text:p>
          </table:table-cell>
          <table:table-cell table:formula="of:=[.G30]/[.F30]" office:value-type="float" office:value="2.34809634809635" calcext:value-type="float">
            <text:p>2.348096348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574" calcext:value-type="float">
            <text:p>2.574</text:p>
          </table:table-cell>
          <table:table-cell office:value-type="float" office:value="6.044" calcext:value-type="float">
            <text:p>6.044</text:p>
          </table:table-cell>
        </table:table-row>
        <table:table-row table:style-name="ro1">
          <table:table-cell office:value-type="string" calcext:value-type="string">
            <text:p>Guaianases</text:p>
          </table:table-cell>
          <table:table-cell table:formula="of:=[.G31]/[.F31]" office:value-type="float" office:value="3.06133828996282" calcext:value-type="float">
            <text:p>3.0613382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076" calcext:value-type="float">
            <text:p>1.076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 office:value-type="string" calcext:value-type="string">
            <text:p>Iguatemi</text:p>
          </table:table-cell>
          <table:table-cell table:formula="of:=[.G32]/[.F32]" office:value-type="float" office:value="0.00328410372040586" calcext:value-type="float">
            <text:p>0.003284103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887" calcext:value-type="float">
            <text:p>887</text:p>
          </table:table-cell>
          <table:table-cell office:value-type="float" office:value="2.913" calcext:value-type="float">
            <text:p>2.913</text:p>
          </table:table-cell>
        </table:table-row>
        <table:table-row table:style-name="ro1">
          <table:table-cell office:value-type="string" calcext:value-type="string">
            <text:p>Ipiranga</text:p>
          </table:table-cell>
          <table:table-cell table:formula="of:=[.G33]/[.F33]" office:value-type="float" office:value="1.69455311465543" calcext:value-type="float">
            <text:p>1.694553114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9.969" calcext:value-type="float">
            <text:p>9.969</text:p>
          </table:table-cell>
          <table:table-cell office:value-type="float" office:value="16.893" calcext:value-type="float">
            <text:p>16.893</text:p>
          </table:table-cell>
        </table:table-row>
        <table:table-row table:style-name="ro1">
          <table:table-cell office:value-type="string" calcext:value-type="string">
            <text:p>Itaim Bibi</text:p>
          </table:table-cell>
          <table:table-cell table:formula="of:=[.G34]/[.F34]" office:value-type="float" office:value="2.24032714690154" calcext:value-type="float">
            <text:p>2.240327146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9.074" calcext:value-type="float">
            <text:p>19.074</text:p>
          </table:table-cell>
          <table:table-cell office:value-type="float" office:value="42.732" calcext:value-type="float">
            <text:p>42.732</text:p>
          </table:table-cell>
        </table:table-row>
        <table:table-row table:style-name="ro1">
          <table:table-cell office:value-type="string" calcext:value-type="string">
            <text:p>Itaim Paulista</text:p>
          </table:table-cell>
          <table:table-cell table:formula="of:=[.G35]/[.F35]" office:value-type="float" office:value="2.7491789819376" calcext:value-type="float">
            <text:p>2.749178981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436" calcext:value-type="float">
            <text:p>2.436</text:p>
          </table:table-cell>
          <table:table-cell office:value-type="float" office:value="6.697" calcext:value-type="float">
            <text:p>6.697</text:p>
          </table:table-cell>
        </table:table-row>
        <table:table-row table:style-name="ro1">
          <table:table-cell office:value-type="string" calcext:value-type="string">
            <text:p>Itaquera</text:p>
          </table:table-cell>
          <table:table-cell table:formula="of:=[.G36]/[.F36]" office:value-type="float" office:value="2.09438470728793" calcext:value-type="float">
            <text:p>2.094384707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348" calcext:value-type="float">
            <text:p>3.348</text:p>
          </table:table-cell>
          <table:table-cell office:value-type="float" office:value="7.012" calcext:value-type="float">
            <text:p>7.012</text:p>
          </table:table-cell>
        </table:table-row>
        <table:table-row table:style-name="ro1">
          <table:table-cell office:value-type="string" calcext:value-type="string">
            <text:p>Jabaquara</text:p>
          </table:table-cell>
          <table:table-cell table:formula="of:=[.G37]/[.F37]" office:value-type="float" office:value="1.73426664922151" calcext:value-type="float">
            <text:p>1.734266649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7.643" calcext:value-type="float">
            <text:p>7.643</text:p>
          </table:table-cell>
          <table:table-cell office:value-type="float" office:value="13.255" calcext:value-type="float">
            <text:p>13.255</text:p>
          </table:table-cell>
        </table:table-row>
        <table:table-row table:style-name="ro1">
          <table:table-cell office:value-type="string" calcext:value-type="string">
            <text:p>Jaçanã</text:p>
          </table:table-cell>
          <table:table-cell table:formula="of:=[.G38]/[.F38]" office:value-type="float" office:value="2.09830633284241" calcext:value-type="float">
            <text:p>2.098306332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716" calcext:value-type="float">
            <text:p>2.716</text:p>
          </table:table-cell>
          <table:table-cell office:value-type="float" office:value="5.699" calcext:value-type="float">
            <text:p>5.699</text:p>
          </table:table-cell>
        </table:table-row>
        <table:table-row table:style-name="ro1">
          <table:table-cell office:value-type="string" calcext:value-type="string">
            <text:p>Jaguara</text:p>
          </table:table-cell>
          <table:table-cell table:formula="of:=[.G39]/[.F39]" office:value-type="float" office:value="2.87368881118881" calcext:value-type="float">
            <text:p>2.873688811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288" calcext:value-type="float">
            <text:p>2.288</text:p>
          </table:table-cell>
          <table:table-cell office:value-type="float" office:value="6.575" calcext:value-type="float">
            <text:p>6.575</text:p>
          </table:table-cell>
        </table:table-row>
        <table:table-row table:style-name="ro1">
          <table:table-cell office:value-type="string" calcext:value-type="string">
            <text:p>Jaguaré</text:p>
          </table:table-cell>
          <table:table-cell table:formula="of:=[.G40]/[.F40]" office:value-type="float" office:value="2.125" calcext:value-type="float">
            <text:p>2.12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816" calcext:value-type="float">
            <text:p>3.816</text:p>
          </table:table-cell>
          <table:table-cell office:value-type="float" office:value="8.109" calcext:value-type="float">
            <text:p>8.109</text:p>
          </table:table-cell>
        </table:table-row>
        <table:table-row table:style-name="ro1">
          <table:table-cell office:value-type="string" calcext:value-type="string">
            <text:p>Jaraguá</text:p>
          </table:table-cell>
          <table:table-cell table:formula="of:=[.G41]/[.F41]" office:value-type="float" office:value="2.76943881000676" calcext:value-type="float">
            <text:p>2.7694388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479" calcext:value-type="float">
            <text:p>1.479</text:p>
          </table:table-cell>
          <table:table-cell office:value-type="float" office:value="4.096" calcext:value-type="float">
            <text:p>4.096</text:p>
          </table:table-cell>
        </table:table-row>
        <table:table-row table:style-name="ro1">
          <table:table-cell office:value-type="string" calcext:value-type="string">
            <text:p>Jardim Ângela</text:p>
          </table:table-cell>
          <table:table-cell table:formula="of:=[.G42]/[.F42]" office:value-type="float" office:value="3.78846153846154" calcext:value-type="float">
            <text:p>3.788461538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248" calcext:value-type="float">
            <text:p>1.248</text:p>
          </table:table-cell>
          <table:table-cell office:value-type="float" office:value="4.728" calcext:value-type="float">
            <text:p>4.728</text:p>
          </table:table-cell>
        </table:table-row>
        <table:table-row table:style-name="ro1">
          <table:table-cell office:value-type="string" calcext:value-type="string">
            <text:p>Jardim Helena</text:p>
          </table:table-cell>
          <table:table-cell table:formula="of:=[.G43]/[.F43]" office:value-type="float" office:value="0.00264345991561181" calcext:value-type="float">
            <text:p>0.002643459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948" calcext:value-type="float">
            <text:p>948</text:p>
          </table:table-cell>
          <table:table-cell office:value-type="float" office:value="2.506" calcext:value-type="float">
            <text:p>2.506</text:p>
          </table:table-cell>
        </table:table-row>
        <table:table-row table:style-name="ro1">
          <table:table-cell office:value-type="string" calcext:value-type="string">
            <text:p>Jardim Paulista</text:p>
          </table:table-cell>
          <table:table-cell table:formula="of:=[.G44]/[.F44]" office:value-type="float" office:value="1.34300869308973" calcext:value-type="float">
            <text:p>1.343008693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3.574" calcext:value-type="float">
            <text:p>13.574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string" calcext:value-type="string">
            <text:p>Jardim São Luís</text:p>
          </table:table-cell>
          <table:table-cell table:formula="of:=[.G45]/[.F45]" office:value-type="float" office:value="1.79288284686126" calcext:value-type="float">
            <text:p>1.792882846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.002" calcext:value-type="float">
            <text:p>5.002</text:p>
          </table:table-cell>
          <table:table-cell office:value-type="float" office:value="8.968" calcext:value-type="float">
            <text:p>8.968</text:p>
          </table:table-cell>
        </table:table-row>
        <table:table-row table:style-name="ro1">
          <table:table-cell office:value-type="string" calcext:value-type="string">
            <text:p>José Bonifácio</text:p>
          </table:table-cell>
          <table:table-cell table:formula="of:=[.G46]/[.F46]" office:value-type="float" office:value="1.92380310182063" calcext:value-type="float">
            <text:p>1.923803101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483" calcext:value-type="float">
            <text:p>1.483</text:p>
          </table:table-cell>
          <table:table-cell office:value-type="float" office:value="2.853" calcext:value-type="float">
            <text:p>2.853</text:p>
          </table:table-cell>
        </table:table-row>
        <table:table-row table:style-name="ro1">
          <table:table-cell office:value-type="string" calcext:value-type="string">
            <text:p>Lajeado</text:p>
          </table:table-cell>
          <table:table-cell table:formula="of:=[.G47]/[.F47]" office:value-type="float" office:value="2.23687845303867" calcext:value-type="float">
            <text:p>2.23687845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448" calcext:value-type="float">
            <text:p>1.448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table:formula="of:=[.G48]/[.F48]" office:value-type="float" office:value="1.4840439111565" calcext:value-type="float">
            <text:p>1.484043911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5.668" calcext:value-type="float">
            <text:p>15.668</text:p>
          </table:table-cell>
          <table:table-cell office:value-type="float" office:value="23.252" calcext:value-type="float">
            <text:p>23.252</text:p>
          </table:table-cell>
        </table:table-row>
        <table:table-row table:style-name="ro1">
          <table:table-cell office:value-type="string" calcext:value-type="string">
            <text:p>Liberdade</text:p>
          </table:table-cell>
          <table:table-cell table:formula="of:=[.G49]/[.F49]" office:value-type="float" office:value="1.91884558460779" calcext:value-type="float">
            <text:p>1.918845584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054" calcext:value-type="float">
            <text:p>4.054</text:p>
          </table:table-cell>
          <table:table-cell office:value-type="float" office:value="7.779" calcext:value-type="float">
            <text:p>7.779</text:p>
          </table:table-cell>
        </table:table-row>
        <table:table-row table:style-name="ro1">
          <table:table-cell office:value-type="string" calcext:value-type="string">
            <text:p>Limão</text:p>
          </table:table-cell>
          <table:table-cell table:formula="of:=[.G50]/[.F50]" office:value-type="float" office:value="1.96558370044053" calcext:value-type="float">
            <text:p>1.965583700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632" calcext:value-type="float">
            <text:p>3.632</text:p>
          </table:table-cell>
          <table:table-cell office:value-type="float" office:value="7.139" calcext:value-type="float">
            <text:p>7.139</text:p>
          </table:table-cell>
        </table:table-row>
        <table:table-row table:style-name="ro1">
          <table:table-cell office:value-type="string" calcext:value-type="string">
            <text:p>Mandaqui</text:p>
          </table:table-cell>
          <table:table-cell table:formula="of:=[.G51]/[.F51]" office:value-type="float" office:value="2.22868605817452" calcext:value-type="float">
            <text:p>2.228686058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991" calcext:value-type="float">
            <text:p>2.991</text:p>
          </table:table-cell>
          <table:table-cell office:value-type="float" office:value="6.666" calcext:value-type="float">
            <text:p>6.666</text:p>
          </table:table-cell>
        </table:table-row>
        <table:table-row table:style-name="ro1">
          <table:table-cell office:value-type="string" calcext:value-type="string">
            <text:p>Marsilac</text:p>
          </table:table-cell>
          <table:table-cell table:formula="of:=[.G52]/[.F52]" office:value-type="float" office:value="0.785714285714286" calcext:value-type="float">
            <text:p>0.785714285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oema</text:p>
          </table:table-cell>
          <table:table-cell table:formula="of:=[.G53]/[.F53]" office:value-type="float" office:value="1.69783073632753" calcext:value-type="float">
            <text:p>1.697830736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3.092" calcext:value-type="float">
            <text:p>13.092</text:p>
          </table:table-cell>
          <table:table-cell office:value-type="float" office:value="22.228" calcext:value-type="float">
            <text:p>22.228</text:p>
          </table:table-cell>
        </table:table-row>
        <table:table-row table:style-name="ro1">
          <table:table-cell office:value-type="string" calcext:value-type="string">
            <text:p>Mooca</text:p>
          </table:table-cell>
          <table:table-cell table:formula="of:=[.G54]/[.F54]" office:value-type="float" office:value="2.20216947020909" calcext:value-type="float">
            <text:p>2.202169470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.361" calcext:value-type="float">
            <text:p>6.361</text:p>
          </table:table-cell>
          <table:table-cell office:value-type="float" office:value="14.008" calcext:value-type="float">
            <text:p>14.008</text:p>
          </table:table-cell>
        </table:table-row>
        <table:table-row table:style-name="ro1">
          <table:table-cell office:value-type="string" calcext:value-type="string">
            <text:p>Morumbi</text:p>
          </table:table-cell>
          <table:table-cell table:formula="of:=[.G55]/[.F55]" office:value-type="float" office:value="2.22432516289172" calcext:value-type="float">
            <text:p>2.224325162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223" calcext:value-type="float">
            <text:p>3.223</text:p>
          </table:table-cell>
          <table:table-cell office:value-type="float" office:value="7.169" calcext:value-type="float">
            <text:p>7.169</text:p>
          </table:table-cell>
        </table:table-row>
        <table:table-row table:style-name="ro1">
          <table:table-cell office:value-type="string" calcext:value-type="string">
            <text:p>Parelheiros</text:p>
          </table:table-cell>
          <table:table-cell table:formula="of:=[.G56]/[.F56]" office:value-type="float" office:value="0.00308718626155878" calcext:value-type="float">
            <text:p>0.0030871863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757" calcext:value-type="float">
            <text:p>757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string" calcext:value-type="string">
            <text:p>Pari</text:p>
          </table:table-cell>
          <table:table-cell table:formula="of:=[.G57]/[.F57]" office:value-type="float" office:value="2.27034546719221" calcext:value-type="float">
            <text:p>2.270345467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313" calcext:value-type="float">
            <text:p>4.313</text:p>
          </table:table-cell>
          <table:table-cell office:value-type="float" office:value="9.792" calcext:value-type="float">
            <text:p>9.792</text:p>
          </table:table-cell>
        </table:table-row>
        <table:table-row table:style-name="ro1">
          <table:table-cell office:value-type="string" calcext:value-type="string">
            <text:p>Parque do Carmo</text:p>
          </table:table-cell>
          <table:table-cell table:formula="of:=[.G58]/[.F58]" office:value-type="float" office:value="1.98453608247423" calcext:value-type="float">
            <text:p>1.984536082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358" calcext:value-type="float">
            <text:p>1.358</text:p>
          </table:table-cell>
          <table:table-cell office:value-type="float" office:value="2.695" calcext:value-type="float">
            <text:p>2.695</text:p>
          </table:table-cell>
        </table:table-row>
        <table:table-row table:style-name="ro1">
          <table:table-cell office:value-type="string" calcext:value-type="string">
            <text:p>Pedreira</text:p>
          </table:table-cell>
          <table:table-cell table:formula="of:=[.G59]/[.F59]" office:value-type="float" office:value="0.00291422805247225" calcext:value-type="float">
            <text:p>0.002914228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991" calcext:value-type="float">
            <text:p>991</text:p>
          </table:table-cell>
          <table:table-cell office:value-type="float" office:value="2.888" calcext:value-type="float">
            <text:p>2.888</text:p>
          </table:table-cell>
        </table:table-row>
        <table:table-row table:style-name="ro1">
          <table:table-cell office:value-type="string" calcext:value-type="string">
            <text:p>Penha</text:p>
          </table:table-cell>
          <table:table-cell table:formula="of:=[.G60]/[.F60]" office:value-type="float" office:value="1.75964702363147" calcext:value-type="float">
            <text:p>1.759647023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.686" calcext:value-type="float">
            <text:p>6.686</text:p>
          </table:table-cell>
          <table:table-cell office:value-type="float" office:value="11.765" calcext:value-type="float">
            <text:p>11.765</text:p>
          </table:table-cell>
        </table:table-row>
        <table:table-row table:style-name="ro1">
          <table:table-cell office:value-type="string" calcext:value-type="string">
            <text:p>Perdizes</text:p>
          </table:table-cell>
          <table:table-cell table:formula="of:=[.G61]/[.F61]" office:value-type="float" office:value="1.92564916869045" calcext:value-type="float">
            <text:p>1.925649168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5.353" calcext:value-type="float">
            <text:p>5.353</text:p>
          </table:table-cell>
          <table:table-cell office:value-type="float" office:value="10.308" calcext:value-type="float">
            <text:p>10.308</text:p>
          </table:table-cell>
        </table:table-row>
        <table:table-row table:style-name="ro1">
          <table:table-cell office:value-type="string" calcext:value-type="string">
            <text:p>Perus</text:p>
          </table:table-cell>
          <table:table-cell table:formula="of:=[.G62]/[.F62]" office:value-type="float" office:value="0.00315532544378698" calcext:value-type="float">
            <text:p>0.003155325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676" calcext:value-type="float">
            <text:p>676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string" calcext:value-type="string">
            <text:p>Pinheiros</text:p>
          </table:table-cell>
          <table:table-cell table:formula="of:=[.G63]/[.F63]" office:value-type="float" office:value="1.16527696638165" calcext:value-type="float">
            <text:p>1.165276966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8.829" calcext:value-type="float">
            <text:p>18.829</text:p>
          </table:table-cell>
          <table:table-cell office:value-type="float" office:value="21.941" calcext:value-type="float">
            <text:p>21.941</text:p>
          </table:table-cell>
        </table:table-row>
        <table:table-row table:style-name="ro1">
          <table:table-cell office:value-type="string" calcext:value-type="string">
            <text:p>Pirituba</text:p>
          </table:table-cell>
          <table:table-cell table:formula="of:=[.G64]/[.F64]" office:value-type="float" office:value="2.42915309446254" calcext:value-type="float">
            <text:p>2.429153094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684" calcext:value-type="float">
            <text:p>3.684</text:p>
          </table:table-cell>
          <table:table-cell office:value-type="float" office:value="8.949" calcext:value-type="float">
            <text:p>8.949</text:p>
          </table:table-cell>
        </table:table-row>
        <table:table-row table:style-name="ro1">
          <table:table-cell office:value-type="string" calcext:value-type="string">
            <text:p>Ponte Rasa</text:p>
          </table:table-cell>
          <table:table-cell table:formula="of:=[.G65]/[.F65]" office:value-type="float" office:value="1.33960995292535" calcext:value-type="float">
            <text:p>1.339609952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974" calcext:value-type="float">
            <text:p>2.974</text:p>
          </table:table-cell>
          <table:table-cell office:value-type="float" office:value="3.984" calcext:value-type="float">
            <text:p>3.984</text:p>
          </table:table-cell>
        </table:table-row>
        <table:table-row table:style-name="ro1">
          <table:table-cell office:value-type="string" calcext:value-type="string">
            <text:p>Raposo Tavares</text:p>
          </table:table-cell>
          <table:table-cell table:formula="of:=[.G66]/[.F66]" office:value-type="float" office:value="2.59125" calcext:value-type="float">
            <text:p>2.5912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.6" calcext:value-type="float">
            <text:p>1.6</text:p>
          </table:table-cell>
          <table:table-cell office:value-type="float" office:value="4.146" calcext:value-type="float">
            <text:p>4.146</text:p>
          </table:table-cell>
        </table:table-row>
        <table:table-row table:style-name="ro1">
          <table:table-cell office:value-type="string" calcext:value-type="string">
            <text:p>República</text:p>
          </table:table-cell>
          <table:table-cell table:formula="of:=[.G67]/[.F67]" office:value-type="float" office:value="1.40776845764377" calcext:value-type="float">
            <text:p>1.407768457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3.233" calcext:value-type="float">
            <text:p>13.233</text:p>
          </table:table-cell>
          <table:table-cell office:value-type="float" office:value="18.629" calcext:value-type="float">
            <text:p>18.629</text:p>
          </table:table-cell>
        </table:table-row>
        <table:table-row table:style-name="ro1">
          <table:table-cell office:value-type="string" calcext:value-type="string">
            <text:p>Rio Pequeno</text:p>
          </table:table-cell>
          <table:table-cell table:formula="of:=[.G68]/[.F68]" office:value-type="float" office:value="2.32091388400703" calcext:value-type="float">
            <text:p>2.32091388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845" calcext:value-type="float">
            <text:p>2.845</text:p>
          </table:table-cell>
          <table:table-cell office:value-type="float" office:value="6.603" calcext:value-type="float">
            <text:p>6.603</text:p>
          </table:table-cell>
        </table:table-row>
        <table:table-row table:style-name="ro1">
          <table:table-cell office:value-type="string" calcext:value-type="string">
            <text:p>Sacomã</text:p>
          </table:table-cell>
          <table:table-cell table:formula="of:=[.G69]/[.F69]" office:value-type="float" office:value="2.16101694915254" calcext:value-type="float">
            <text:p>2.161016949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72" calcext:value-type="float">
            <text:p>4.7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table:formula="of:=[.G70]/[.F70]" office:value-type="float" office:value="1.06772661573405" calcext:value-type="float">
            <text:p>1.067726615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9.686" calcext:value-type="float">
            <text:p>9.686</text:p>
          </table:table-cell>
          <table:table-cell office:value-type="float" office:value="10.342" calcext:value-type="float">
            <text:p>10.342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table:formula="of:=[.G71]/[.F71]" office:value-type="float" office:value="1.8757239989927" calcext:value-type="float">
            <text:p>1.87572399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7.942" calcext:value-type="float">
            <text:p>7.942</text:p>
          </table:table-cell>
          <table:table-cell office:value-type="float" office:value="14.897" calcext:value-type="float">
            <text:p>14.897</text:p>
          </table:table-cell>
        </table:table-row>
        <table:table-row table:style-name="ro1">
          <table:table-cell office:value-type="string" calcext:value-type="string">
            <text:p>Santo Amaro</text:p>
          </table:table-cell>
          <table:table-cell table:formula="of:=[.G72]/[.F72]" office:value-type="float" office:value="2.91825058184639" calcext:value-type="float">
            <text:p>2.918250581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0.624" calcext:value-type="float">
            <text:p>20.624</text:p>
          </table:table-cell>
          <table:table-cell office:value-type="float" office:value="60.186" calcext:value-type="float">
            <text:p>60.186</text:p>
          </table:table-cell>
        </table:table-row>
        <table:table-row table:style-name="ro1">
          <table:table-cell office:value-type="string" calcext:value-type="string">
            <text:p>São Domingos</text:p>
          </table:table-cell>
          <table:table-cell table:formula="of:=[.G73]/[.F73]" office:value-type="float" office:value="3.46505253540429" calcext:value-type="float">
            <text:p>3.465052535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189" calcext:value-type="float">
            <text:p>2.189</text:p>
          </table:table-cell>
          <table:table-cell office:value-type="float" office:value="7.585" calcext:value-type="float">
            <text:p>7.585</text:p>
          </table:table-cell>
        </table:table-row>
        <table:table-row table:style-name="ro1">
          <table:table-cell office:value-type="string" calcext:value-type="string">
            <text:p>São Lucas</text:p>
          </table:table-cell>
          <table:table-cell table:formula="of:=[.G74]/[.F74]" office:value-type="float" office:value="1.65712205775297" calcext:value-type="float">
            <text:p>1.657122057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121" calcext:value-type="float">
            <text:p>4.121</text:p>
          </table:table-cell>
          <table:table-cell office:value-type="float" office:value="6.829" calcext:value-type="float">
            <text:p>6.829</text:p>
          </table:table-cell>
        </table:table-row>
        <table:table-row table:style-name="ro1">
          <table:table-cell office:value-type="string" calcext:value-type="string">
            <text:p>São Mateus</text:p>
          </table:table-cell>
          <table:table-cell table:formula="of:=[.G75]/[.F75]" office:value-type="float" office:value="3.74620655898189" calcext:value-type="float">
            <text:p>3.74620655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086" calcext:value-type="float">
            <text:p>4.086</text:p>
          </table:table-cell>
          <table:table-cell office:value-type="float" office:value="15.307" calcext:value-type="float">
            <text:p>15.307</text:p>
          </table:table-cell>
        </table:table-row>
        <table:table-row table:style-name="ro1">
          <table:table-cell office:value-type="string" calcext:value-type="string">
            <text:p>São Miguel</text:p>
          </table:table-cell>
          <table:table-cell table:formula="of:=[.G76]/[.F76]" office:value-type="float" office:value="2.0700143472023" calcext:value-type="float">
            <text:p>2.070014347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485" calcext:value-type="float">
            <text:p>3.485</text:p>
          </table:table-cell>
          <table:table-cell office:value-type="float" office:value="7.214" calcext:value-type="float">
            <text:p>7.214</text:p>
          </table:table-cell>
        </table:table-row>
        <table:table-row table:style-name="ro1">
          <table:table-cell office:value-type="string" calcext:value-type="string">
            <text:p>São Rafael</text:p>
          </table:table-cell>
          <table:table-cell table:formula="of:=[.G77]/[.F77]" office:value-type="float" office:value="0.00316419612314709" calcext:value-type="float">
            <text:p>0.003164196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877" calcext:value-type="float">
            <text:p>877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string" calcext:value-type="string">
            <text:p>Sapopemba</text:p>
          </table:table-cell>
          <table:table-cell table:formula="of:=[.G78]/[.F78]" office:value-type="float" office:value="2.42540250447227" calcext:value-type="float">
            <text:p>2.425402504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795" calcext:value-type="float">
            <text:p>2.795</text:p>
          </table:table-cell>
          <table:table-cell office:value-type="float" office:value="6.779" calcext:value-type="float">
            <text:p>6.779</text:p>
          </table:table-cell>
        </table:table-row>
        <table:table-row table:style-name="ro1">
          <table:table-cell office:value-type="string" calcext:value-type="string">
            <text:p>Saúde</text:p>
          </table:table-cell>
          <table:table-cell table:formula="of:=[.G79]/[.F79]" office:value-type="float" office:value="1.66292001893043" calcext:value-type="float">
            <text:p>1.6629200189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8.452" calcext:value-type="float">
            <text:p>8.452</text:p>
          </table:table-cell>
          <table:table-cell office:value-type="float" office:value="14.055" calcext:value-type="float">
            <text:p>14.055</text:p>
          </table:table-cell>
        </table:table-row>
        <table:table-row table:style-name="ro1">
          <table:table-cell office:value-type="string" calcext:value-type="string">
            <text:p>Sé</text:p>
          </table:table-cell>
          <table:table-cell table:formula="of:=[.G80]/[.F80]" office:value-type="float" office:value="1.48273467584117" calcext:value-type="float">
            <text:p>1.4827346758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5.841" calcext:value-type="float">
            <text:p>15.841</text:p>
          </table:table-cell>
          <table:table-cell office:value-type="float" office:value="23.488" calcext:value-type="float">
            <text:p>23.488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table:formula="of:=[.G81]/[.F81]" office:value-type="float" office:value="1.80734371368812" calcext:value-type="float">
            <text:p>1.8073437137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303" calcext:value-type="float">
            <text:p>4.303</text:p>
          </table:table-cell>
          <table:table-cell office:value-type="float" office:value="7.777" calcext:value-type="float">
            <text:p>7.777</text:p>
          </table:table-cell>
        </table:table-row>
        <table:table-row table:style-name="ro1">
          <table:table-cell office:value-type="string" calcext:value-type="string">
            <text:p>Tatuapé</text:p>
          </table:table-cell>
          <table:table-cell table:formula="of:=[.G82]/[.F82]" office:value-type="float" office:value="2.02712060011541" calcext:value-type="float">
            <text:p>2.027120600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8.665" calcext:value-type="float">
            <text:p>8.665</text:p>
          </table:table-cell>
          <table:table-cell office:value-type="float" office:value="17.565" calcext:value-type="float">
            <text:p>17.565</text:p>
          </table:table-cell>
        </table:table-row>
        <table:table-row table:style-name="ro1">
          <table:table-cell office:value-type="string" calcext:value-type="string">
            <text:p>Tremembé</text:p>
          </table:table-cell>
          <table:table-cell table:formula="of:=[.G83]/[.F83]" office:value-type="float" office:value="2.20377769705776" calcext:value-type="float">
            <text:p>2.203777697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753" calcext:value-type="float">
            <text:p>2.753</text:p>
          </table:table-cell>
          <table:table-cell office:value-type="float" office:value="6.067" calcext:value-type="float">
            <text:p>6.067</text:p>
          </table:table-cell>
        </table:table-row>
        <table:table-row table:style-name="ro1">
          <table:table-cell office:value-type="string" calcext:value-type="string">
            <text:p>Tucuruvi</text:p>
          </table:table-cell>
          <table:table-cell table:formula="of:=[.G84]/[.F84]" office:value-type="float" office:value="2.25202520252025" calcext:value-type="float">
            <text:p>2.252025202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333" calcext:value-type="float">
            <text:p>3.333</text:p>
          </table:table-cell>
          <table:table-cell office:value-type="float" office:value="7.506" calcext:value-type="float">
            <text:p>7.506</text:p>
          </table:table-cell>
        </table:table-row>
        <table:table-row table:style-name="ro1">
          <table:table-cell office:value-type="string" calcext:value-type="string">
            <text:p>Vila Andrade</text:p>
          </table:table-cell>
          <table:table-cell table:formula="of:=[.G85]/[.F85]" office:value-type="float" office:value="1.93718368562072" calcext:value-type="float">
            <text:p>1.937183685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359" calcext:value-type="float">
            <text:p>3.359</text:p>
          </table:table-cell>
          <table:table-cell office:value-type="float" office:value="6.507" calcext:value-type="float">
            <text:p>6.507</text:p>
          </table:table-cell>
        </table:table-row>
        <table:table-row table:style-name="ro1">
          <table:table-cell office:value-type="string" calcext:value-type="string">
            <text:p>Vila Curuçá</text:p>
          </table:table-cell>
          <table:table-cell table:formula="of:=[.G86]/[.F86]" office:value-type="float" office:value="2.03403493058665" calcext:value-type="float">
            <text:p>2.034034930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233" calcext:value-type="float">
            <text:p>2.233</text:p>
          </table:table-cell>
          <table:table-cell office:value-type="float" office:value="4.542" calcext:value-type="float">
            <text:p>4.542</text:p>
          </table:table-cell>
        </table:table-row>
        <table:table-row table:style-name="ro1">
          <table:table-cell office:value-type="string" calcext:value-type="string">
            <text:p>Vila Formosa</text:p>
          </table:table-cell>
          <table:table-cell table:formula="of:=[.G87]/[.F87]" office:value-type="float" office:value="2.2066212725992" calcext:value-type="float">
            <text:p>2.206621272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259" calcext:value-type="float">
            <text:p>4.259</text:p>
          </table:table-cell>
          <table:table-cell office:value-type="float" office:value="9.398" calcext:value-type="float">
            <text:p>9.398</text:p>
          </table:table-cell>
        </table:table-row>
        <table:table-row table:style-name="ro1">
          <table:table-cell office:value-type="string" calcext:value-type="string">
            <text:p>Vila Guilherme</text:p>
          </table:table-cell>
          <table:table-cell table:formula="of:=[.G88]/[.F88]" office:value-type="float" office:value="1.50052620500947" calcext:value-type="float">
            <text:p>1.50052620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9.502" calcext:value-type="float">
            <text:p>9.502</text:p>
          </table:table-cell>
          <table:table-cell office:value-type="float" office:value="14.258" calcext:value-type="float">
            <text:p>14.258</text:p>
          </table:table-cell>
        </table:table-row>
        <table:table-row table:style-name="ro1">
          <table:table-cell office:value-type="string" calcext:value-type="string">
            <text:p>Vila Jacuí</text:p>
          </table:table-cell>
          <table:table-cell table:formula="of:=[.G89]/[.F89]" office:value-type="float" office:value="1.73263057019645" calcext:value-type="float">
            <text:p>1.7326305702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087" calcext:value-type="float">
            <text:p>2.087</text:p>
          </table:table-cell>
          <table:table-cell office:value-type="float" office:value="3.616" calcext:value-type="float">
            <text:p>3.616</text:p>
          </table:table-cell>
        </table:table-row>
        <table:table-row table:style-name="ro1">
          <table:table-cell office:value-type="string" calcext:value-type="string">
            <text:p>Vila Leopoldina</text:p>
          </table:table-cell>
          <table:table-cell table:formula="of:=[.G90]/[.F90]" office:value-type="float" office:value="2.35398737808376" calcext:value-type="float">
            <text:p>2.353987378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0.458" calcext:value-type="float">
            <text:p>10.458</text:p>
          </table:table-cell>
          <table:table-cell office:value-type="float" office:value="24.618" calcext:value-type="float">
            <text:p>24.618</text:p>
          </table:table-cell>
        </table:table-row>
        <table:table-row table:style-name="ro1">
          <table:table-cell office:value-type="string" calcext:value-type="string">
            <text:p>Vila Maria</text:p>
          </table:table-cell>
          <table:table-cell table:formula="of:=[.G91]/[.F91]" office:value-type="float" office:value="1.80785379105952" calcext:value-type="float">
            <text:p>1.807853791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8.098" calcext:value-type="float">
            <text:p>8.098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Vila Mariana</text:p>
          </table:table-cell>
          <table:table-cell table:formula="of:=[.G92]/[.F92]" office:value-type="float" office:value="1.90113666402326" calcext:value-type="float">
            <text:p>1.901136664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11.349" calcext:value-type="float">
            <text:p>11.349</text:p>
          </table:table-cell>
          <table:table-cell office:value-type="float" office:value="21.576" calcext:value-type="float">
            <text:p>21.576</text:p>
          </table:table-cell>
        </table:table-row>
        <table:table-row table:style-name="ro1">
          <table:table-cell office:value-type="string" calcext:value-type="string">
            <text:p>Vila Matilde</text:p>
          </table:table-cell>
          <table:table-cell table:formula="of:=[.G93]/[.F93]" office:value-type="float" office:value="2.76512625059552" calcext:value-type="float">
            <text:p>2.7651262506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2.099" calcext:value-type="float">
            <text:p>2.099</text:p>
          </table:table-cell>
          <table:table-cell office:value-type="float" office:value="5.804" calcext:value-type="float">
            <text:p>5.804</text:p>
          </table:table-cell>
        </table:table-row>
        <table:table-row table:style-name="ro1">
          <table:table-cell office:value-type="string" calcext:value-type="string">
            <text:p>Vila Medeiros</text:p>
          </table:table-cell>
          <table:table-cell table:formula="of:=[.G94]/[.F94]" office:value-type="float" office:value="2.40846366145354" calcext:value-type="float">
            <text:p>2.4084636615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3.261" calcext:value-type="float">
            <text:p>3.261</text:p>
          </table:table-cell>
          <table:table-cell office:value-type="float" office:value="7.854" calcext:value-type="float">
            <text:p>7.854</text:p>
          </table:table-cell>
        </table:table-row>
        <table:table-row table:style-name="ro1">
          <table:table-cell office:value-type="string" calcext:value-type="string">
            <text:p>Vila Prudente</text:p>
          </table:table-cell>
          <table:table-cell table:formula="of:=[.G95]/[.F95]" office:value-type="float" office:value="2.01954686805864" calcext:value-type="float">
            <text:p>2.0195468681</text:p>
          </table:table-cell>
          <table:table-cell table:number-columns-repeated="2"/>
          <table:table-cell office:value-type="string" calcext:value-type="string">
            <text:p> </text:p>
          </table:table-cell>
          <table:table-cell office:value-type="float" office:value="4.502" calcext:value-type="float">
            <text:p>4.502</text:p>
          </table:table-cell>
          <table:table-cell office:value-type="float" office:value="9.092" calcext:value-type="float">
            <text:p>9.092</text:p>
          </table:table-cell>
        </table:table-row>
        <table:table-row table:style-name="ro1">
          <table:table-cell office:value-type="string" calcext:value-type="string">
            <text:p>Vila Sônia</text:p>
          </table:table-cell>
          <table:table-cell table:formula="of:=[.G96]/[.F96]" office:value-type="float" office:value="2.07566506759703" calcext:value-type="float">
            <text:p>2.0756650676</text:p>
          </table:table-cell>
          <table:table-cell table:number-columns-repeated="2"/>
          <table:table-cell table:style-name="Default"/>
          <table:table-cell office:value-type="float" office:value="4.586" calcext:value-type="float">
            <text:p>4.586</text:p>
          </table:table-cell>
          <table:table-cell office:value-type="float" office:value="9.519" calcext:value-type="float">
            <text:p>9.519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 table:number-rows-repeated="20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 table:number-rows-repeated="9"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A1:Sheet1.B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14:16.594322634</meta:creation-date>
    <dc:date>2017-11-14T15:29:14.279707381</dc:date>
    <meta:editing-duration>PT14M58S</meta:editing-duration>
    <meta:editing-cycles>1</meta:editing-cycles>
    <meta:document-statistic meta:table-count="1" meta:cell-count="478" meta:object-count="0"/>
    <meta:generator>LibreOffice/5.1.6.2$Linux_X86_64 LibreOffice_project/10m0$Build-2</meta:generator>
  </office:meta>
</office:document-meta>
</file>